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2.5689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82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4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4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1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9/07/2017</text:date>, <text:time>21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7-09-07T21:18:27.76</dc:date>
    <dc:creator>Jeremy Castillo</dc:creator>
    <meta:editing-duration>PT1H4M13S</meta:editing-duration>
    <meta:editing-cycles>4</meta:editing-cycles>
    <meta:generator>OpenOffice/4.1.3$Win32 OpenOffice.org_project/413m1$Build-9783</meta:generator>
    <meta:document-statistic meta:table-count="3" meta:cell-count="22" meta:object-count="0"/>
  </office:meta>
</office:document-meta>
</file>